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5999">
            <text:p>GU-15999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9315.0">
            <text:p>9315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">
            <text:p>-2.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105028">
            <text:p>Beta-105028</text:p>
          </table:table-cell>
          <table:table-cell office:value-type="float" office:value="57.14">
            <text:p>57.14</text:p>
          </table:table-cell>
          <table:table-cell office:value-type="float" office:value="-5.96">
            <text:p>-5.96</text:p>
          </table:table-cell>
          <table:table-cell office:value-type="float" office:value="3160.0">
            <text:p>3160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22">
            <text:p>3.2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elbyEtal2000,ShennanEtal2018">
            <text:p>SelbyEtal200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6000">
            <text:p>GU-16000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9510.0">
            <text:p>9510.0</text:p>
          </table:table-cell>
          <table:table-cell office:value-type="float" office:value="35.0">
            <text:p>3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">
            <text:p>-2.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5998">
            <text:p>GU-15998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8885.0">
            <text:p>8885.0</text:p>
          </table:table-cell>
          <table:table-cell office:value-type="float" office:value="35.0">
            <text:p>3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6">
            <text:p>-2.8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92169">
            <text:p>Beta-92169</text:p>
          </table:table-cell>
          <table:table-cell office:value-type="float" office:value="57.14">
            <text:p>57.14</text:p>
          </table:table-cell>
          <table:table-cell office:value-type="float" office:value="-5.96">
            <text:p>-5.96</text:p>
          </table:table-cell>
          <table:table-cell office:value-type="float" office:value="10110.0">
            <text:p>10110.0</text:p>
          </table:table-cell>
          <table:table-cell office:value-type="float" office:value="140.0">
            <text:p>1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14">
            <text:p>2.1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elbyEtal2000,ShennanEtal2018">
            <text:p>SelbyEtal200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6001">
            <text:p>GU-16001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8710.0">
            <text:p>8710.0</text:p>
          </table:table-cell>
          <table:table-cell office:value-type="float" office:value="35.0">
            <text:p>3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8">
            <text:p>-2.8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6002">
            <text:p>GU-16002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8375.0">
            <text:p>8375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8">
            <text:p>-2.8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5997">
            <text:p>GU-15997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9525.0">
            <text:p>9525.0</text:p>
          </table:table-cell>
          <table:table-cell office:value-type="float" office:value="35.0">
            <text:p>3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8">
            <text:p>-2.6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7165">
            <text:p>GU-17165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8545.0">
            <text:p>8545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7166">
            <text:p>GU-17166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8230.0">
            <text:p>8230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5996">
            <text:p>GU-15996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9230.0">
            <text:p>9230.0</text:p>
          </table:table-cell>
          <table:table-cell office:value-type="float" office:value="35.0">
            <text:p>3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6">
            <text:p>-2.6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5995">
            <text:p>GU-15995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9510.0">
            <text:p>9510.0</text:p>
          </table:table-cell>
          <table:table-cell office:value-type="float" office:value="35.0">
            <text:p>3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6">
            <text:p>-2.6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105029">
            <text:p>Beta-105029</text:p>
          </table:table-cell>
          <table:table-cell office:value-type="float" office:value="57.14">
            <text:p>57.14</text:p>
          </table:table-cell>
          <table:table-cell office:value-type="float" office:value="-5.96">
            <text:p>-5.96</text:p>
          </table:table-cell>
          <table:table-cell office:value-type="float" office:value="5440.0">
            <text:p>5440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22">
            <text:p>3.2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elbyEtal2000,ShennanEtal2018">
            <text:p>SelbyEtal200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92168">
            <text:p>Beta-92168</text:p>
          </table:table-cell>
          <table:table-cell office:value-type="float" office:value="57.14">
            <text:p>57.14</text:p>
          </table:table-cell>
          <table:table-cell office:value-type="float" office:value="-5.96">
            <text:p>-5.96</text:p>
          </table:table-cell>
          <table:table-cell office:value-type="float" office:value="3280.0">
            <text:p>32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72">
            <text:p>2.7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elbyEtal2000,ShennanEtal2018">
            <text:p>SelbyEtal200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83735">
            <text:p>Beta-83735</text:p>
          </table:table-cell>
          <table:table-cell office:value-type="float" office:value="57.32">
            <text:p>57.32</text:p>
          </table:table-cell>
          <table:table-cell office:value-type="float" office:value="-6.11">
            <text:p>-6.11</text:p>
          </table:table-cell>
          <table:table-cell office:value-type="float" office:value="7980.0">
            <text:p>798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82">
            <text:p>1.8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elbySmith2007,ShennanEtal2018">
            <text:p>SelbySmith2007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08352">
            <text:p>UC-208352</text:p>
          </table:table-cell>
          <table:table-cell office:value-type="float" office:value="57.22">
            <text:p>57.22</text:p>
          </table:table-cell>
          <table:table-cell office:value-type="float" office:value="-5.94">
            <text:p>-5.94</text:p>
          </table:table-cell>
          <table:table-cell office:value-type="float" office:value="11380.0">
            <text:p>11380.0</text:p>
          </table:table-cell>
          <table:table-cell office:value-type="float" office:value="210.0">
            <text:p>21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.96">
            <text:p>10.96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92171">
            <text:p>Beta-92171</text:p>
          </table:table-cell>
          <table:table-cell office:value-type="float" office:value="57.32">
            <text:p>57.32</text:p>
          </table:table-cell>
          <table:table-cell office:value-type="float" office:value="-6.11">
            <text:p>-6.11</text:p>
          </table:table-cell>
          <table:table-cell office:value-type="float" office:value="3970.0">
            <text:p>3970.0</text:p>
          </table:table-cell>
          <table:table-cell office:value-type="float" office:value="140.0">
            <text:p>1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24">
            <text:p>2.2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elbySmith2007,ShennanEtal2018">
            <text:p>SelbySmith2007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00639">
            <text:p>UC-200639</text:p>
          </table:table-cell>
          <table:table-cell office:value-type="float" office:value="57.22">
            <text:p>57.22</text:p>
          </table:table-cell>
          <table:table-cell office:value-type="float" office:value="-5.94">
            <text:p>-5.94</text:p>
          </table:table-cell>
          <table:table-cell office:value-type="float" office:value="12820.0">
            <text:p>12820.0</text:p>
          </table:table-cell>
          <table:table-cell office:value-type="float" office:value="35.0">
            <text:p>3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2.99">
            <text:p>12.9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08392">
            <text:p>UC-208392</text:p>
          </table:table-cell>
          <table:table-cell office:value-type="float" office:value="57.23">
            <text:p>57.23</text:p>
          </table:table-cell>
          <table:table-cell office:value-type="float" office:value="-5.94">
            <text:p>-5.94</text:p>
          </table:table-cell>
          <table:table-cell office:value-type="float" office:value="11270.0">
            <text:p>11270.0</text:p>
          </table:table-cell>
          <table:table-cell office:value-type="float" office:value="30.0">
            <text:p>3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5">
            <text:p>7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92172">
            <text:p>Beta-92172</text:p>
          </table:table-cell>
          <table:table-cell office:value-type="float" office:value="57.32">
            <text:p>57.32</text:p>
          </table:table-cell>
          <table:table-cell office:value-type="float" office:value="-6.11">
            <text:p>-6.11</text:p>
          </table:table-cell>
          <table:table-cell office:value-type="float" office:value="6600.0">
            <text:p>660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95">
            <text:p>1.9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elbySmith2007,ShennanEtal2018">
            <text:p>SelbySmith2007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08351">
            <text:p>UC-208351</text:p>
          </table:table-cell>
          <table:table-cell office:value-type="float" office:value="57.22">
            <text:p>57.22</text:p>
          </table:table-cell>
          <table:table-cell office:value-type="float" office:value="-5.94">
            <text:p>-5.94</text:p>
          </table:table-cell>
          <table:table-cell office:value-type="float" office:value="10460.0">
            <text:p>1046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.96">
            <text:p>10.96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19843">
            <text:p>UC-219843</text:p>
          </table:table-cell>
          <table:table-cell office:value-type="float" office:value="57.24">
            <text:p>57.24</text:p>
          </table:table-cell>
          <table:table-cell office:value-type="float" office:value="-5.92">
            <text:p>-5.92</text:p>
          </table:table-cell>
          <table:table-cell office:value-type="float" office:value="12875.0">
            <text:p>12875.0</text:p>
          </table:table-cell>
          <table:table-cell office:value-type="float" office:value="35.0">
            <text:p>3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93">
            <text:p>3.9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08222">
            <text:p>UC-208222</text:p>
          </table:table-cell>
          <table:table-cell office:value-type="float" office:value="57.22">
            <text:p>57.22</text:p>
          </table:table-cell>
          <table:table-cell office:value-type="float" office:value="-5.94">
            <text:p>-5.94</text:p>
          </table:table-cell>
          <table:table-cell office:value-type="float" office:value="12815.0">
            <text:p>12815.0</text:p>
          </table:table-cell>
          <table:table-cell office:value-type="float" office:value="30.0">
            <text:p>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2.99">
            <text:p>12.9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19844">
            <text:p>UC-219844</text:p>
          </table:table-cell>
          <table:table-cell office:value-type="float" office:value="57.24">
            <text:p>57.24</text:p>
          </table:table-cell>
          <table:table-cell office:value-type="float" office:value="-5.92">
            <text:p>-5.92</text:p>
          </table:table-cell>
          <table:table-cell office:value-type="float" office:value="12905.0">
            <text:p>12905.0</text:p>
          </table:table-cell>
          <table:table-cell office:value-type="float" office:value="35.0">
            <text:p>3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3">
            <text:p>4.0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46215">
            <text:p>UC-246215</text:p>
          </table:table-cell>
          <table:table-cell office:value-type="float" office:value="57.21">
            <text:p>57.21</text:p>
          </table:table-cell>
          <table:table-cell office:value-type="float" office:value="-5.98">
            <text:p>-5.98</text:p>
          </table:table-cell>
          <table:table-cell office:value-type="float" office:value="13280.0">
            <text:p>13280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8.25">
            <text:p>18.25</text:p>
          </table:table-cell>
          <table:table-cell office:value-type="float" office:value="1.12">
            <text:p>1.12</text:p>
          </table:table-cell>
          <table:table-cell office:value-type="float" office:value="1.12">
            <text:p>1.12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92166">
            <text:p>Beta-92166</text:p>
          </table:table-cell>
          <table:table-cell office:value-type="float" office:value="57.14">
            <text:p>57.14</text:p>
          </table:table-cell>
          <table:table-cell office:value-type="float" office:value="-5.96">
            <text:p>-5.96</text:p>
          </table:table-cell>
          <table:table-cell office:value-type="float" office:value="7640.0">
            <text:p>7640.0</text:p>
          </table:table-cell>
          <table:table-cell office:value-type="float" office:value="240.0">
            <text:p>2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22">
            <text:p>3.2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elbyEtal2000,ShennanEtal2018">
            <text:p>SelbyEtal200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00638">
            <text:p>UC-200638</text:p>
          </table:table-cell>
          <table:table-cell office:value-type="float" office:value="57.22">
            <text:p>57.22</text:p>
          </table:table-cell>
          <table:table-cell office:value-type="float" office:value="-5.94">
            <text:p>-5.94</text:p>
          </table:table-cell>
          <table:table-cell office:value-type="float" office:value="11925.0">
            <text:p>11925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.96">
            <text:p>10.96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83734">
            <text:p>Beta-83734</text:p>
          </table:table-cell>
          <table:table-cell office:value-type="float" office:value="57.32">
            <text:p>57.32</text:p>
          </table:table-cell>
          <table:table-cell office:value-type="float" office:value="-6.11">
            <text:p>-6.11</text:p>
          </table:table-cell>
          <table:table-cell office:value-type="float" office:value="4220.0">
            <text:p>422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17">
            <text:p>2.1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elbySmith2007,ShennanEtal2018">
            <text:p>SelbySmith2007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92170">
            <text:p>Beta-92170</text:p>
          </table:table-cell>
          <table:table-cell office:value-type="float" office:value="57.14">
            <text:p>57.14</text:p>
          </table:table-cell>
          <table:table-cell office:value-type="float" office:value="-5.96">
            <text:p>-5.96</text:p>
          </table:table-cell>
          <table:table-cell office:value-type="float" office:value="8850.0">
            <text:p>8850.0</text:p>
          </table:table-cell>
          <table:table-cell office:value-type="float" office:value="150.0">
            <text:p>1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72">
            <text:p>2.7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elbyEtal2000,ShennanEtal2018">
            <text:p>SelbyEtal200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113152">
            <text:p>Beta-113152</text:p>
          </table:table-cell>
          <table:table-cell office:value-type="float" office:value="57.14">
            <text:p>57.14</text:p>
          </table:table-cell>
          <table:table-cell office:value-type="float" office:value="-5.96">
            <text:p>-5.96</text:p>
          </table:table-cell>
          <table:table-cell office:value-type="float" office:value="3070.0">
            <text:p>307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72">
            <text:p>2.7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elbyEtal2000,ShennanEtal2018">
            <text:p>SelbyEtal200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